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80000006BF907397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5.0835in" svg:height="1.1146in" draw:z-index="0"><draw:image xlink:href="Pictures/10000001000001E80000006BF907397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14:14:27.555244136</meta:creation-date>
    <dc:date>2024-06-13T14:14:28.675822569</dc:date>
    <meta:editing-duration>PT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2.3.2$Linux_X86_64 LibreOffice_project/420$Build-2</meta:generator>
  </office:meta>
</office:document-meta>
</file>